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Poppins" svg:font-family="Poppi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officeooo:paragraph-rsid="0003c4b0"/>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04e7df"/>
    </style:style>
    <style:style style:name="P3" style:family="paragraph" style:parent-style-name="Standard">
      <style:paragraph-properties fo:margin-left="0cm" fo:margin-right="0cm" fo:text-align="start" style:justify-single-word="false" fo:orphans="2" fo:widows="2" fo:text-indent="0cm" style:auto-text-indent="false"/>
      <style:text-properties officeooo:rsid="00077c40" officeooo:paragraph-rsid="00077c40"/>
    </style:style>
    <style:style style:name="P4" style:family="paragraph" style:parent-style-name="Standard">
      <style:paragraph-properties fo:margin-left="0cm" fo:margin-right="0cm" fo:text-align="start" style:justify-single-word="false" fo:orphans="2" fo:widows="2" fo:text-indent="0cm" style:auto-text-indent="false"/>
      <style:text-properties officeooo:rsid="0009649f" officeooo:paragraph-rsid="0009649f"/>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24966" style:font-name="Poppins" fo:font-size="9.60000038146973pt" fo:letter-spacing="normal" fo:font-style="normal" fo:font-weight="normal" officeooo:paragraph-rsid="0003c4b0"/>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24966" style:font-name="Poppins" fo:font-size="9.60000038146973pt" fo:letter-spacing="normal" fo:font-style="normal" fo:font-weight="normal" officeooo:paragraph-rsid="00077c40"/>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24966" style:font-name="Poppins" fo:font-size="9.60000038146973pt" fo:letter-spacing="normal" fo:font-style="normal" fo:font-weight="normal" officeooo:paragraph-rsid="000f0065"/>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24966" style:font-name="Poppins" fo:font-size="9.60000038146973pt" fo:letter-spacing="normal" fo:font-style="normal" fo:font-weight="normal" officeooo:rsid="0004e7df" officeooo:paragraph-rsid="0003c4b0"/>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24966" style:font-name="Poppins" fo:font-size="9.60000038146973pt" fo:letter-spacing="normal" fo:font-style="normal" fo:font-weight="normal" officeooo:rsid="0004e7df" officeooo:paragraph-rsid="0004e7df"/>
    </style:style>
    <style:style style:name="P1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24966" style:font-name="Poppins" fo:font-size="9.60000038146973pt" fo:letter-spacing="normal" fo:font-style="normal" fo:font-weight="normal" officeooo:rsid="0004e7df" officeooo:paragraph-rsid="000f0065"/>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24966" style:font-name="Poppins" fo:font-size="9.60000038146973pt" fo:letter-spacing="normal" fo:font-style="normal" fo:font-weight="normal" officeooo:rsid="00077c40" officeooo:paragraph-rsid="0004e7df"/>
    </style:style>
    <style:style style:name="P1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24966" style:font-name="Poppins" fo:font-size="9.60000038146973pt" fo:letter-spacing="normal" fo:font-style="normal" fo:font-weight="normal" officeooo:rsid="00077c40" officeooo:paragraph-rsid="00077c40"/>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424966" style:font-name="Poppins" fo:font-size="9.60000038146973pt" fo:letter-spacing="normal" fo:font-style="normal" fo:font-weight="normal" officeooo:rsid="00077c40" officeooo:paragraph-rsid="000f0065"/>
    </style:style>
    <style:style style:name="P14" style:family="paragraph" style:parent-style-name="Standard">
      <style:paragraph-properties fo:margin-left="0cm" fo:margin-right="0cm" fo:text-align="start" style:justify-single-word="false" fo:orphans="2" fo:widows="2" fo:text-indent="0cm" style:auto-text-indent="false"/>
      <style:text-properties officeooo:paragraph-rsid="000f0065"/>
    </style:style>
    <style:style style:name="P15" style:family="paragraph" style:parent-style-name="Standard">
      <style:paragraph-properties fo:margin-left="0cm" fo:margin-right="0cm" fo:text-align="start" style:justify-single-word="false" fo:orphans="2" fo:widows="2" fo:text-indent="0cm" style:auto-text-indent="false"/>
      <style:text-properties officeooo:rsid="000f0065" officeooo:paragraph-rsid="000f0065"/>
    </style:style>
    <style:style style:name="P16" style:family="paragraph" style:parent-style-name="Standard">
      <style:paragraph-properties fo:margin-left="0cm" fo:margin-right="0cm" fo:text-align="start" style:justify-single-word="false" fo:orphans="2" fo:widows="2" fo:text-indent="0cm" style:auto-text-indent="false"/>
      <style:text-properties officeooo:rsid="00077c40" officeooo:paragraph-rsid="000f0065"/>
    </style:style>
    <style:style style:name="P17" style:family="paragraph" style:parent-style-name="Standard">
      <style:paragraph-properties fo:margin-left="0cm" fo:margin-right="0cm" fo:text-align="start" style:justify-single-word="false" fo:orphans="2" fo:widows="2" fo:text-indent="0cm" style:auto-text-indent="false"/>
      <style:text-properties officeooo:rsid="0009649f" officeooo:paragraph-rsid="000f0065"/>
    </style:style>
    <style:style style:name="T1" style:family="text">
      <style:text-properties fo:font-variant="normal" fo:text-transform="none" fo:color="#424966" style:font-name="Poppins" fo:font-size="9.60000038146973pt" fo:letter-spacing="normal" fo:font-style="normal" fo:font-weight="normal"/>
    </style:style>
    <style:style style:name="T2" style:family="text">
      <style:text-properties fo:font-variant="normal" fo:text-transform="none" fo:color="#424966" style:font-name="Poppins" fo:font-size="9.60000038146973pt" fo:letter-spacing="normal" fo:font-style="normal" fo:font-weight="normal" officeooo:rsid="0004e7df"/>
    </style:style>
    <style:style style:name="T3" style:family="text">
      <style:text-properties fo:font-variant="normal" fo:text-transform="none" fo:color="#424966" style:font-name="Poppins" fo:font-size="9.60000038146973pt" fo:letter-spacing="normal" fo:font-style="normal" fo:font-weight="normal" officeooo:rsid="0003c4b0"/>
    </style:style>
    <style:style style:name="T4" style:family="text">
      <style:text-properties fo:font-variant="normal" fo:text-transform="none" fo:color="#424966" style:font-name="Poppins" fo:font-size="9.60000038146973pt" fo:letter-spacing="normal" fo:font-style="normal" fo:font-weight="normal" officeooo:rsid="0004f169"/>
    </style:style>
    <style:style style:name="T5" style:family="text">
      <style:text-properties fo:font-variant="normal" fo:text-transform="none" fo:color="#424966" style:font-name="Poppins" fo:font-size="9.60000038146973pt" fo:letter-spacing="normal" fo:font-style="normal" fo:font-weight="normal" officeooo:rsid="00077c40"/>
    </style:style>
    <style:style style:name="T6" style:family="text">
      <style:text-properties fo:font-variant="normal" fo:text-transform="none" fo:color="#424966" style:font-name="Poppins" fo:font-size="9.60000038146973pt" fo:letter-spacing="normal" fo:font-style="normal" fo:font-weight="normal" officeooo:rsid="0008402d"/>
    </style:style>
    <style:style style:name="T7" style:family="text">
      <style:text-properties fo:font-variant="normal" fo:text-transform="none" fo:color="#424966" style:font-name="Poppins" fo:font-size="9.60000038146973pt" fo:letter-spacing="normal" fo:font-style="normal" fo:font-weight="normal" officeooo:rsid="000a9b6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 Load the rest countries data using your html and script.js file and run a for loop on the data and print all the country name in the console.</text:p>
      <text:p text:style-name="P15"/>
      <text:p text:style-name="P15">2. Write a write up on Difference between HTTP1.1 vs HTTP2</text:p>
      <text:p text:style-name="P15"/>
      <text:p text:style-name="P15">HTTP1.1 was introduced in 1997. It allowed bulk transfer of bytes over HTTP1 which helps in gaming and streaming. The upgrade header in HTTP1.1 shows a user’s preferred protocol.</text:p>
      <text:p text:style-name="P15"/>
      <text:p text:style-name="P15">HTTP2 was introduced in 2015. It offers increased speed over HTTP1.1, which reduces latency in streaming. </text:p>
      <text:p text:style-name="P15"/>
      <text:p text:style-name="P15">HTTP2 allows multiplexing. It means it requires only one TCP connection between a client/user and web server to process multiple requests. HTTP2 reduces network congestion. In HTTP1.1, there will be multiple TCP connections in parallel. HTTP1.1 can use SSL/TSL encryption. SSL encryption is much useful in secure payment transfer, for instance. Other traffic need not use these encryption standards. In HTTP2, since every bit of traffic is encrypted, it is much more secure for all kinds of information exchange. Hence, chances of intercepting and hacking is reduced in HTTP2.</text:p>
      <text:p text:style-name="P15"/>
      <text:p text:style-name="P15">Overall, HTTP2 differs from HTTP1.1 by offering high performance, better security and an overall better user experience.</text:p>
      <text:p text:style-name="P15"/>
      <text:p text:style-name="P15"/>
      <text:p text:style-name="P15">3. Write a write up on Difference between copy by value and copy by reference.</text:p>
      <text:p text:style-name="P15"/>
      <text:p text:style-name="P15">Copy by value copies the elements of an array directly to the elements on another array. It uses = operator to do that. Any reassignment of elements in one array is mapped to the other. However, any empirical or algorithmic operation using the elements of one array does not affect the elements of the other array.</text:p>
      <text:p text:style-name="P15"/>
      <text:p text:style-name="P15">In copy by reference, each elements is accessed using its index in the array and is pushed to a new array. Here, any reassignment in any array does not affect the other. A loop is used to perform this task. It is also useful in writing particular functions where one specific element and its index is needed to perform an operation. This method also allows mapping of array elements to an object following a particular condition.</text:p>
      <text:p text:style-name="P15"/>
      <text:p text:style-name="P15">4. How to copy by value a composite datatype (array+objects)</text:p>
      <text:p text:style-name="P15"/>
      <text:p text:style-name="P15">We can copy by value a composite datatype by using the = operator. Because key value pairs inside an array will not have index and so copying them by index or reference is not possible.</text:p>
      <text:p text:style-name="P15"/>
      <text:p text:style-name="P15"/>
      <text:p text:style-name="P15">5. Complete the json task in the url given and upload it in github. https://medium.com/@reach2arunprakash/guvi-zen-code-sprint-javascript-practice-problems-in-json-objects-and-list-49ac3356a8a5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Poppins" svg:font-family="Poppi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6T15:25:34.499000000</meta:creation-date>
    <dc:date>2020-12-18T00:45:52.809000000</dc:date>
    <meta:editing-duration>PT11H23M9S</meta:editing-duration>
    <meta:editing-cycles>3</meta:editing-cycles>
    <meta:generator>LibreOffice/6.3.0.4$Windows_X86_64 LibreOffice_project/057fc023c990d676a43019934386b85b21a9ee99</meta:generator>
    <meta:document-statistic meta:table-count="0" meta:image-count="0" meta:object-count="0" meta:page-count="1" meta:paragraph-count="12" meta:word-count="398" meta:character-count="2442" meta:non-whitespace-character-count="2054"/>
  </office:meta>
</office:document-meta>
</file>